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498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534cm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3.2cm" svg:height="1.014cm" svg:x="1cm" svg:y="9.786cm">
          <draw:text-box>
            <text:p text:style-name="P1">K1,K2</text:p>
          </draw:text-box>
        </draw:frame>
        <draw:frame draw:style-name="gr1" draw:text-style-name="P2" draw:layer="layout" svg:width="4cm" svg:height="1.725cm" svg:x="6.2cm" svg:y="9.475cm">
          <draw:text-box>
            <text:p text:style-name="P1">Calcul du Bit Faible</text:p>
          </draw:text-box>
        </draw:frame>
        <draw:frame draw:style-name="gr2" draw:text-style-name="P2" draw:layer="layout" svg:width="3.386cm" svg:height="1.8cm" svg:x="12.014cm" svg:y="9.4cm">
          <draw:text-box>
            <text:p text:style-name="P1">(K1,Bf1)</text:p>
            <text:p text:style-name="P1">(K2,Bf2)</text:p>
          </draw:text-box>
        </draw:frame>
        <draw:line draw:style-name="gr3" draw:text-style-name="P3" draw:layer="layout" svg:x1="21.6cm" svg:y1="11.2cm" svg:x2="23cm" svg:y2="12.4cm">
          <text:p/>
        </draw:line>
        <draw:line draw:style-name="gr3" draw:text-style-name="P3" draw:layer="layout" svg:x1="21.6cm" svg:y1="9.6cm" svg:x2="23cm" svg:y2="8.2cm">
          <text:p/>
        </draw:line>
        <draw:line draw:style-name="gr3" draw:text-style-name="P3" draw:layer="layout" svg:x1="21.6cm" svg:y1="10.4cm" svg:x2="23cm" svg:y2="10.4cm">
          <text:p/>
        </draw:line>
        <draw:line draw:style-name="gr3" draw:text-style-name="P3" draw:layer="layout" svg:x1="10.4cm" svg:y1="10.4cm" svg:x2="11.8cm" svg:y2="10.4cm">
          <text:p/>
        </draw:line>
        <draw:line draw:style-name="gr3" draw:text-style-name="P3" draw:layer="layout" svg:x1="4.6cm" svg:y1="10.4cm" svg:x2="6cm" svg:y2="10.4cm">
          <text:p/>
        </draw:line>
        <draw:frame draw:style-name="gr1" draw:text-style-name="P2" draw:layer="layout" svg:width="4cm" svg:height="1.014cm" svg:x="23.4cm" svg:y="12.586cm">
          <draw:text-box>
            <text:p text:style-name="P1">Bf1 &gt; Bf2</text:p>
          </draw:text-box>
        </draw:frame>
        <draw:frame draw:style-name="gr1" draw:text-style-name="P2" draw:layer="layout" svg:width="4cm" svg:height="1.014cm" svg:x="23.4cm" svg:y="9.8cm">
          <draw:text-box>
            <text:p text:style-name="P1">Bf1 = Bf2</text:p>
          </draw:text-box>
        </draw:frame>
        <draw:frame draw:style-name="gr1" draw:text-style-name="P2" draw:layer="layout" svg:width="4cm" svg:height="1.014cm" svg:x="23.4cm" svg:y="7cm">
          <draw:text-box>
            <text:p text:style-name="P1">Bf1 &lt; Bf2</text:p>
          </draw:text-box>
        </draw:frame>
        <draw:line draw:style-name="gr3" draw:text-style-name="P3" draw:layer="layout" svg:x1="15.6cm" svg:y1="10.4cm" svg:x2="17cm" svg:y2="10.4cm">
          <text:p/>
        </draw:line>
        <draw:frame draw:style-name="gr4" draw:text-style-name="P2" draw:layer="layout" svg:width="4cm" svg:height="1.836cm" svg:x="17.2cm" svg:y="9.364cm">
          <draw:text-box>
            <text:p text:style-name="P1">K1/(2^Bf1)</text:p>
            <text:p text:style-name="P1">K2/(2^Bf2)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4:55:06.283657517</meta:creation-date>
    <dc:date>2017-04-27T15:19:36.958206360</dc:date>
    <meta:editing-duration>PT14M6S</meta:editing-duration>
    <meta:editing-cycles>2</meta:editing-cycles>
    <meta:generator>LibreOffice/5.1.6.2$Linux_X86_64 LibreOffice_project/10m0$Build-2</meta:generator>
    <meta:document-statistic meta:object-count="36"/>
  </office:meta>
</office:document-meta>
</file>